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Vera Sans Mono" svg:font-family="'Bitstream Vera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87cm" fo:min-width="0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31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47cm" fo:min-width="0cm"/>
    </style:style>
    <style:style style:name="P1" style:family="paragraph">
      <loext:graphic-properties draw:fill="none" draw:fill-color="#ffffff"/>
      <style:text-properties style:font-name="Bitstream Vera Sans Mono" fo:font-size="24pt" fo:font-weight="bold" style:font-size-asian="24pt" style:font-weight-asian="bold" style:font-size-complex="24pt" style:font-weight-complex="bold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color="#ce181e" style:font-name="Bitstream Vera Sans Mono" fo:font-size="20pt" fo:font-weight="bold" style:font-size-asian="20pt" style:font-weight-asian="bold" style:font-size-complex="20pt" style:font-weight-complex="bold"/>
    </style:style>
    <style:style style:name="P4" style:family="paragraph">
      <style:text-properties fo:color="#72bf44" fo:background-color="transparent"/>
    </style:style>
    <style:style style:name="P5" style:family="paragraph">
      <loext:graphic-properties draw:fill="none" draw:fill-color="#ffffff"/>
      <style:text-properties fo:color="#72bf44" style:font-name="Bitstream Vera Sans Mono" fo:font-size="20pt" fo:font-weight="bold" fo:background-color="transparent" style:font-size-asian="20pt" style:font-weight-asian="bold" style:font-size-complex="20pt" style:font-weight-complex="bold"/>
    </style:style>
    <style:style style:name="T1" style:family="text">
      <style:text-properties style:font-name="Bitstream Vera Sans Mono" fo:font-size="24pt" fo:font-weight="bold" style:font-size-asian="24pt" style:font-weight-asian="bold" style:font-size-complex="24pt" style:font-weight-complex="bold"/>
    </style:style>
    <style:style style:name="T2" style:family="text">
      <style:text-properties fo:color="#ce181e" style:font-name="Bitstream Vera Sans Mono" fo:font-size="20pt" fo:font-weight="bold" style:font-size-asian="20pt" style:font-weight-asian="bold" style:font-size-complex="20pt" style:font-weight-complex="bold"/>
    </style:style>
    <style:style style:name="T3" style:family="text">
      <style:text-properties style:font-name="Bitstream Vera Sans Mono" fo:font-size="20pt" fo:font-weight="bold" fo:background-color="transparent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8.63cm" svg:height="1.237cm" svg:x="3.921cm" svg:y="3.921cm">
          <draw:text-box>
            <text:p><text:span text:style-name="T1">I <text:s text:c="2"/>love <text:s/>apples</text:span></text:p>
          </draw:text-box>
        </draw:frame>
        <draw:line draw:style-name="gr2" draw:text-style-name="P2" draw:layer="layout" svg:x1="4.302cm" svg:y1="5.318cm" svg:x2="4.302cm" svg:y2="6.842cm">
          <text:p/>
        </draw:line>
        <draw:frame draw:style-name="gr3" draw:text-style-name="P3" draw:layer="layout" svg:width="1.785cm" svg:height="1.072cm" svg:x="3.286cm" svg:y="7.421cm">
          <draw:text-box>
            <text:p><text:span text:style-name="T2">001</text:span></text:p>
          </draw:text-box>
        </draw:frame>
        <draw:frame draw:style-name="gr4" draw:text-style-name="P3" draw:layer="layout" svg:width="1.785cm" svg:height="1.181cm" svg:x="6.588cm" svg:y="7.477cm">
          <draw:text-box>
            <text:p><text:span text:style-name="T2">002</text:span></text:p>
          </draw:text-box>
        </draw:frame>
        <draw:frame draw:style-name="gr3" draw:text-style-name="P3" draw:layer="layout" svg:width="1.785cm" svg:height="1.072cm" svg:x="9.883cm" svg:y="7.477cm">
          <draw:text-box>
            <text:p><text:span text:style-name="T2">00</text:span><text:span text:style-name="T2">3</text:span></text:p>
          </draw:text-box>
        </draw:frame>
        <draw:line draw:style-name="gr2" draw:text-style-name="P2" draw:layer="layout" svg:x1="10.652cm" svg:y1="5.191cm" svg:x2="10.652cm" svg:y2="6.715cm">
          <text:p/>
        </draw:line>
        <draw:line draw:style-name="gr2" draw:text-style-name="P2" draw:layer="layout" svg:x1="4.302cm" svg:y1="5.318cm" svg:x2="4.302cm" svg:y2="6.842cm">
          <text:p/>
        </draw:line>
        <draw:line draw:style-name="gr2" draw:text-style-name="P2" draw:layer="layout" svg:x1="7.477cm" svg:y1="5.191cm" svg:x2="7.477cm" svg:y2="6.715cm">
          <text:p/>
        </draw:line>
        <draw:frame draw:style-name="gr3" draw:text-style-name="P1" draw:layer="layout" svg:width="9.138cm" svg:height="1.237cm" svg:x="3.8cm" svg:y="10.906cm">
          <draw:text-box>
            <text:p><text:span text:style-name="T1">I <text:s/></text:span><text:span text:style-name="T1"><text:s/></text:span><text:span text:style-name="T1">lo</text:span><text:span text:style-name="T1">ve </text:span><text:span text:style-name="T1"><text:s/></text:span><text:span text:style-name="T1">ba</text:span><text:span text:style-name="T1">na</text:span><text:span text:style-name="T1">na</text:span><text:span text:style-name="T1">s</text:span></text:p>
          </draw:text-box>
        </draw:frame>
        <draw:line draw:style-name="gr2" draw:text-style-name="P2" draw:layer="layout" svg:x1="4.302cm" svg:y1="12.049cm" svg:x2="4.302cm" svg:y2="13.573cm">
          <text:p/>
        </draw:line>
        <draw:line draw:style-name="gr2" draw:text-style-name="P2" draw:layer="layout" svg:x1="6.969cm" svg:y1="12.049cm" svg:x2="6.969cm" svg:y2="13.573cm">
          <text:p/>
        </draw:line>
        <draw:frame draw:style-name="gr3" draw:text-style-name="P3" draw:layer="layout" svg:width="1.785cm" svg:height="1.072cm" svg:x="3.533cm" svg:y="14.241cm">
          <draw:text-box>
            <text:p><text:span text:style-name="T2">00</text:span><text:span text:style-name="T2">1</text:span></text:p>
          </draw:text-box>
        </draw:frame>
        <draw:frame draw:style-name="gr5" draw:text-style-name="P3" draw:layer="layout" svg:width="1.785cm" svg:height="1.397cm" svg:x="6.327cm" svg:y="14.208cm">
          <draw:text-box>
            <text:p><text:span text:style-name="T2">002</text:span></text:p>
          </draw:text-box>
        </draw:frame>
        <draw:line draw:style-name="gr2" draw:text-style-name="P2" draw:layer="layout" svg:x1="10.525cm" svg:y1="12.049cm" svg:x2="10.525cm" svg:y2="13.573cm">
          <text:p/>
        </draw:line>
        <draw:frame draw:style-name="gr4" draw:text-style-name="P5" draw:layer="layout" svg:width="1.785cm" svg:height="1.181cm" svg:x="9.629cm" svg:y="14.17cm">
          <draw:text-box>
            <text:p text:style-name="P4"><text:span text:style-name="T3">004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itstream Vera Sans Mono" svg:font-family="'Bitstream Vera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8-05T23:16:38.437786722</meta:creation-date>
    <dc:date>2020-08-05T23:22:51.459726160</dc:date>
    <meta:editing-duration>PT6M13S</meta:editing-duration>
    <meta:editing-cycles>1</meta:editing-cycles>
    <meta:document-statistic meta:object-count="15"/>
    <meta:generator>LibreOffice/6.0.7.3$Linux_X86_64 LibreOffice_project/00m0$Build-3</meta:generator>
  </office:meta>
</office:document-meta>
</file>